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subtitle">
      <style:graphic-properties draw:fill-color="#ffffff" fo:min-height="13.465cm"/>
    </style:style>
    <style:style style:name="pr3" style:family="presentation" style:parent-style-name="lyt-darkblue-notes" style:list-style-name="L6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auto-grow-height="true" fo:min-height="3.508cm"/>
    </style:style>
    <style:style style:name="pr5" style:family="presentation" style:parent-style-name="lyt-darkblue-outline1">
      <style:graphic-properties fo:min-height="13.61cm"/>
    </style:style>
    <style:style style:name="pr6" style:family="presentation" style:parent-style-name="lyt-darkblue-notes">
      <style:graphic-properties draw:fill-color="#ffffff" fo:min-height="10.484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title">
      <style:graphic-properties fo:min-height="3.257cm"/>
    </style:style>
    <style:style style:name="pr9" style:family="presentation" style:parent-style-name="lyt-darkblue-subtitle">
      <style:graphic-properties draw:fill-color="#ffffff" fo:min-height="9.525cm"/>
    </style:style>
    <style:style style:name="pr10" style:family="presentation" style:parent-style-name="lyt-darkblue-subtitle">
      <style:graphic-properties draw:fill-color="#ffffff" fo:min-height="6.985cm"/>
    </style:style>
    <style:style style:name="pr11" style:family="presentation" style:parent-style-name="lyt-darkblue-outline1" style:list-style-name="L7">
      <style:graphic-properties draw:auto-grow-height="true" fo:min-height="13.86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.6cm" fo:margin-right="0cm" fo:text-align="start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align="center" fo:text-indent="-0.6cm"/>
    </style:style>
    <style:style style:name="P5" style:family="paragraph">
      <style:paragraph-properties fo:margin-top="0.42cm" fo:margin-bottom="0.35cm"/>
      <style:text-properties fo:font-size="10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 presentation:placeholder="true">
          <draw:text-box/>
        </draw:frame>
        <draw:frame presentation:style-name="pr2" draw:layer="layout" svg:width="24.369cm" svg:height="13.465cm" svg:x="2.058cm" svg:y="5.578cm" presentation:class="subtitle">
          <draw:text-box>
            <text:p text:style-name="P1"><text:span text:style-name="T1">Security with SELinux</text:span></text:p>
            <text:p text:style-name="P1"/>
            <text:p text:style-name="P2"><text:s text:c="18"/>By Bill Keys</text:p>
            <text:p text:style-name="P2"><text:s text:c="18"/>william.keys1@marist.edu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1" draw:layer="layout" svg:width="14.926cm" svg:height="10.735cm" svg:x="3.34cm" svg:y="13.292cm" presentation:class="notes">
            <draw:text-box>
              <text:p text:style-name="P1">- My background</text:p>
              <text:p text:style-name="P1"><text:s text:c="2"/>Selinux of the server</text:p>
              <text:p text:style-name="P1"><text:s text:c="2"/>Recently involved in the SELinux</text:p>
              <text:p text:style-name="P1"><text:s text:c="2"/>community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<text:tab/><text:tab/><text:tab/><text:tab/><text:tab/><text:tab/><text:tab/>Agenda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Security Problems</text:p>
              </text:list-item>
              <text:list-item>
                <text:p>Types of Security Models</text:p>
              </text:list-item>
              <text:list-item>
                <text:p>Introduction to SELinux</text:p>
              </text:list-item>
              <text:list-item>
                <text:p>Apache Policy</text:p>
              </text:list-item>
              <text:list-item>
                <text:p>Tools</text:p>
              </text:list-item>
              <text:list-item>
                <text:p>Debugging</text:p>
              </text:list-item>
              <text:list-item>
                <text:p>Recent Develop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7" draw:text-style-name="P3" draw:layer="layout" svg:width="23.912cm" svg:height="3.508cm" svg:x="2.058cm" svg:y="0.784cm" presentation:class="title">
          <draw:text-box>
            <text:p text:style-name="P3">The Security Problem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Programmers are not security experts</text:p>
              </text:list-item>
              <text:list-item>
                <text:p>Buffer overflow exploits</text:p>
                <text:p>XXX</text:p>
              </text:list-item>
              <text:list-item>
                <text:p>Zero-day at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484cm" svg:x="3.34cm" svg:y="13.292cm" presentation:class="notes" presentation:user-transformed="true">
            <draw:text-box>
              <text:p>Zero-day attack – Security vulnerabilities that are unknown to others, which are undisclosed to the software developer, or <text:s/>no security fix is available yet.</text:p>
              <text:p/>
            </draw:text-box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7" draw:text-style-name="P4" draw:layer="layout" svg:width="23.912cm" svg:height="3.508cm" svg:x="2.058cm" svg:y="0.784cm" presentation:class="title">
          <draw:text-box>
            <text:p text:style-name="P4">History of SELinux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NSA</text:p>
                <text:p>Flask</text:p>
                <text:p>XXX</text:p>
              </text:list-item>
              <text:list-item>
                <text:p>LIDS</text:p>
                <text:p>XXX</text:p>
              </text:list-item>
              <text:list-item>
                <text:p>2006 - First Linux Security Module to be <text:s text:c="4"/></text:p>
                <text:p><text:s text:c="11"/>include in the upstream Linux source tree <text:s text:c="3"/></text:p>
                <text:p><text:s text:c="6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81cm" svg:y="2.54cm" draw:page-number="4" presentation:class="page"/>
          <draw:frame presentation:style-name="pr6" draw:layer="layout" svg:width="14.926cm" svg:height="10.484cm" svg:x="3.34cm" svg:y="13.29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What is SELinux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Security-Enhanced Linux</text:p>
              </text:list-item>
              <text:list-item>
                <text:p>Proactive in Security XXX?</text:p>
              </text:list-item>
              <text:list-item>
                <text:p>Control of Processes </text:p>
                <text:p>access controls</text:p>
              </text:list-item>
              <text:list-item>
                <text:p>Creates a policy language</text:p>
              </text:list-item>
              <text:list-item>
                <text:p>Each user is confined to what he needs to know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5" presentation:class="page"/>
          <draw:frame presentation:style-name="pr6" draw:layer="layout" svg:width="14.926cm" svg:height="10.484cm" svg:x="3.34cm" svg:y="13.292cm" presentation:class="notes" presentation:user-transformed="true">
            <draw:text-box>
              <text:p>policy language - is rules that can control everything on a system</text:p>
            </draw:text-box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Community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Companies</text:p>
                <text:p>Red Hat</text:p>
                <text:p>Tresys</text:p>
              </text:list-item>
              <text:list-item>
                <text:p>Open Source Community</text:p>
                <text:p>Fedora</text:p>
                <text:p>Debian and Ubuntu</text:p>
                <text:p>Gentoo Hardened Project</text:p>
                <text:p>Linux Security Module XXX</text:p>
              </text:list-item>
              <text:list-item>
                <text:p>Events</text:p>
                <text:p>SELinux Developer Summit</text:p>
              </text:list-item>
            </text:list>
          </draw:text-box>
        </draw:frame>
        <draw:frame draw:style-name="gr2" draw:text-style-name="P5" draw:layer="layout" svg:width="1.552cm" svg:height="0.646cm" svg:x="3.813cm" svg:y="7.112cm">
          <draw:text-box>
            <text:p text:style-name="P5">Tresy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6" presentation:class="page"/>
          <draw:frame presentation:style-name="pr6" draw:layer="layout" svg:width="14.926cm" svg:height="10.484cm" svg:x="3.34cm" svg:y="13.292cm" presentation:class="notes">
            <draw:text-box>
              <text:p>Tresys – maintain the upstream ref-policy </text:p>
              <text:p><text:s text:c="14"/>and many SELinux tools</text:p>
            </draw:text-box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Who Uses SELinux</text:p>
          </draw:text-box>
        </draw:frame>
        <draw:frame presentation:style-name="pr5" draw:layer="layout" svg:width="24.369cm" svg:height="13.61cm" svg:x="2.058cm" svg:y="5.453cm" presentation:class="outline" presentation:user-transformed="true">
          <draw:text-box>
            <text:list text:style-name="L4">
              <text:list-item>
                <text:p>Enterprise</text:p>
                <text:p>Red Hat Enterprise Linux 4 and 5</text:p>
                <text:p>SUSE Linux Enterprise 11</text:p>
              </text:list-item>
              <text:list-item>
                <text:p>Community </text:p>
                <text:p>Fedora</text:p>
                <text:p>Debian and Ubuntu</text:p>
                <text:p>Gentoo </text:p>
                <text:p>OpenSU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<text:tab/>Trade-offs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Performance</text:p>
                <text:p>Added layer</text:p>
              </text:list-item>
              <text:list-item>
                <text:p>Complex</text:p>
                <text:p>System it controls is complex</text:p>
              </text:list-item>
              <text:list-item>
                <text:p>Large scale deployment is ha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Some Benefits 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Gives the administer control on how confined their systems are.</text:p>
              </text:list-item>
              <text:list-item>
                <text:p>Prevents zero-day attacks</text:p>
              </text:list-item>
              <text:list-item>
                <text:p>Untrusted users can be confined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Discretionary Access Control </text:p>
          </draw:text-box>
        </draw:frame>
        <draw:frame presentation:style-name="pr9" draw:text-style-name="P6" draw:layer="layout" svg:width="24.369cm" svg:height="9.525cm" svg:x="1.666cm" svg:y="3.81cm" presentation:class="subtitle" presentation:user-transformed="true">
          <draw:text-box>
            <text:list text:style-name="L1">
              <text:list-item>
                <text:p text:style-name="P6">Must OS implement this security model.</text:p>
              </text:list-item>
              <text:list-item>
                <text:p text:style-name="P6">File have an owner, group and set of permissions</text:p>
              </text:list-item>
              <text:list-item>
                <text:p text:style-name="P6">Permissions define who has access to a file</text:p>
              </text:list-item>
              <text:list-item>
                <text:p text:style-name="P6">Read, Write, Execute</text:p>
              </text:list-item>
              <text:list-item>
                <text:p text:style-name="P6">Problem and exploited program inherits the access controls of the u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0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Mandatory Access Control </text:p>
          </draw:text-box>
        </draw:frame>
        <draw:frame presentation:style-name="pr10" draw:text-style-name="P6" draw:layer="layout" svg:width="24.369cm" svg:height="6.985cm" svg:x="1.27cm" svg:y="4.445cm" presentation:class="subtitle" presentation:user-transformed="true">
          <draw:text-box>
            <text:list text:style-name="L1">
              <text:list-item>
                <text:p text:style-name="P6">Principle of least privilege</text:p>
              </text:list-item>
              <text:list-item>
                <text:p text:style-name="P6">Programs have access to only what it needs</text:p>
              </text:list-item>
              <text:list-item>
                <text:p text:style-name="P6">Example if a program needs access to a socket but does not access the filesystem then the model will only have access to the socket not the file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Multi-Level Security </text:p>
          </draw:text-box>
        </draw:frame>
        <draw:frame presentation:style-name="pr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7" draw:text-style-name="P4" draw:layer="layout" svg:width="23.912cm" svg:height="3.508cm" svg:x="2.058cm" svg:y="0.784cm" presentation:class="title">
          <draw:text-box>
            <text:p text:style-name="P4">Role-Based Access Control</text:p>
          </draw:text-box>
        </draw:frame>
        <draw:frame presentation:style-name="pr11" draw:text-style-name="P2" draw:layer="layout" svg:width="24.369cm" svg:height="13.861cm" svg:x="2.058cm" svg:y="5.453cm" presentation:class="outline" presentation:user-transformed="true">
          <draw:text-box>
            <text:p text:style-name="P2">Permissions provided based on roles</text:p>
            <text:p text:style-name="P2">Differ from traditional groups by roles can represent multiple users but also represent their permissions that a set of users can perform. 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7" draw:text-style-name="P4" draw:layer="layout" svg:width="23.912cm" svg:height="3.508cm" svg:x="2.058cm" svg:y="0.784cm" presentation:class="title">
          <draw:text-box>
            <text:p text:style-name="P4">How SELinux Works 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All about Labels</text:p>
              </text:list-item>
              <text:list-item>
                <text:p>Domain</text:p>
              </text:list-item>
              <text:list-item>
                <text:p>AVL</text:p>
              </text:list-item>
              <text:list-item>
                <text:p>Policy</text:p>
              </text:list-item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File Labeling</text:p>
          </draw:text-box>
        </draw:frame>
        <draw:frame presentation:style-name="pr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AVC Logs</text:p>
          </draw:text-box>
        </draw:frame>
        <draw:frame presentation:style-name="pr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4">SELinux Modules</text:p>
          </draw:text-box>
        </draw:frame>
        <draw:frame presentation:style-name="pr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3">Apache Example</text:p>
          </draw:text-box>
        </draw:frame>
        <draw:frame presentation:style-name="pr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<text:tab/><text:tab/><text:tab/><text:tab/><text:tab/><text:tab/><text:tab/><text:tab/>Policy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Reference Policy</text:p>
                <text:p>Default to unix permissions</text:p>
              </text:list-item>
              <text:list-item>
                <text:p>Strict</text:p>
                <text:p>Default is to deny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<text:tab/>Tools</text:p>
          </draw:text-box>
        </draw:frame>
        <draw:frame presentation:style-name="pr5" draw:layer="layout" svg:width="24.369cm" svg:height="13.61cm" svg:x="2.058cm" svg:y="5.45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<text:tab/>Debugging</text:p>
          </draw:text-box>
        </draw:frame>
        <draw:frame presentation:style-name="pr5" draw:layer="layout" svg:width="24.369cm" svg:height="13.61cm" svg:x="2.058cm" svg:y="5.45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Recent Development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VLIB</text:p>
                <text:p>XXX</text:p>
              </text:list-item>
              <text:list-item>
                <text:p>Sandbox</text:p>
                <text:p>XXX</text:p>
              </text:list-item>
              <text:list-item>
                <text:p>Policy Compression XXX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Future Work</text:p>
          </draw:text-box>
        </draw:frame>
        <draw:frame presentation:style-name="pr5" draw:layer="layout" svg:width="24.369cm" svg:height="13.61cm" svg:x="2.058cm" svg:y="5.453cm" presentation:class="outline">
          <draw:text-box>
            <text:list text:style-name="L4">
              <text:list-item>
                <text:p>More user friendly</text:p>
              </text:list-item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tab/><text:tab/><text:tab/><text:tab/><text:tab/><text:tab/>My Notes</text:p>
          </draw:text-box>
        </draw:frame>
        <draw:frame presentation:style-name="pr5" draw:layer="layout" svg:width="24.369cm" svg:height="13.61cm" svg:x="2.058cm" svg:y="5.453cm" presentation:class="outline" presentation:user-transformed="true">
          <draw:text-box>
            <text:list text:style-name="L4">
              <text:list-item>
                <text:p>Server use</text:p>
              </text:list-item>
              <text:list-item>
                <text:p>Protecting Binaries</text:p>
              </text:list-item>
              <text:list-item>
                <text:p>Embedded Devic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4" presentation:class="page"/>
          <draw:frame presentation:style-name="pr6" draw:layer="layout" svg:width="14.926cm" svg:height="10.484cm" svg:x="3.34cm" svg:y="13.292cm" presentation:class="notes" presentation:user-transformed="true">
            <draw:text-box>
              <text:p>Protecting binaries – because we can't re-write the code if a security flaw is found but SELinux will contain the flaw until a update is released. </text:p>
              <text:p/>
              <text:p><text:s text:c="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yzrider</meta:initial-creator>
    <meta:creation-date>2009-04-04T11:43:40</meta:creation-date>
    <dc:creator>yzrider </dc:creator>
    <dc:date>2010-03-24T01:10:17</dc:date>
    <meta:editing-cycles>8</meta:editing-cycles>
    <meta:editing-duration>PT10H29M39S</meta:editing-duration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